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h1&gt;Witaj na kursie&lt;/h1&gt;</text:p>
      <text:p text:style-name="Standard">&lt;p&gt; Zaczniemy od pól tekstowych &lt;/p&gt;</text:p>
      <text:p text:style-name="Standard">&lt;label for="liczba1"&gt;Liczby 1:&lt;/label&gt;</text:p>
      <text:p text:style-name="Standard">&lt;input type="text" id="liczba1"&gt;</text:p>
      <text:p text:style-name="Standard">&lt;label for="liczba2"&gt;Liczby 2:&lt;/label&gt;</text:p>
      <text:p text:style-name="Standard">&lt;input type="text" id="liczba2"&gt;</text:p>
      <text:p text:style-name="Standard">&lt;button onclick="dodaj();"&gt;Dodaj&lt;/button&gt;</text:p>
      <text:p text:style-name="Standard">&lt;buttton onclick="odejmij();"&gt;Odejmij&lt;/buttton&gt;</text:p>
      <text:p text:style-name="Standard"/>
      <text:p text:style-name="Standard">h1{background-color: green;}</text:p>
      <text:p text:style-name="Standard"/>
      <text:p text:style-name="Standard">function dodaj() {</text:p>
      <text:p text:style-name="Standard"><text:s/>var liczba1 = document.getElementById("liczba1").value;</text:p>
      <text:p text:style-name="Standard"><text:s text:c="2"/></text:p>
      <text:p text:style-name="Standard"><text:s text:c="2"/>var liczba2 = document.getElementById("liczba2").value;</text:p>
      <text:p text:style-name="Standard">alert("Suma:" + (parseInt(liczba1) + parseInt(liczba2)));</text:p>
      <text:p text:style-name="Standard">}</text:p>
      <text:p text:style-name="Standard"/>
      <text:p text:style-name="Standard">function odejmij() {</text:p>
      <text:p text:style-name="Standard"><text:s text:c="2"/>var liczba1 = document.getElementById("liczba1").value;</text:p>
      <text:p text:style-name="Standard"><text:s text:c="2"/></text:p>
      <text:p text:style-name="Standard"><text:s text:c="2"/>var liczba2 = document.getElementById("liczba2").value;</text:p>
      <text:p text:style-name="Standard">alert("Różnica: " +(parseInt(liczba1)- parseInt(liczba2))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3:18:42.461126641</meta:creation-date>
    <dc:date>2017-11-24T13:19:40.104990464</dc:date>
    <meta:editing-duration>PT58S</meta:editing-duration>
    <meta:editing-cycles>1</meta:editing-cycles>
    <meta:document-statistic meta:table-count="0" meta:image-count="0" meta:object-count="0" meta:page-count="1" meta:paragraph-count="21" meta:word-count="60" meta:character-count="703" meta:non-whitespace-character-count="651"/>
    <meta:generator>LibreOffice/5.4.2.2.0$Linux_X86_64 LibreOffice_project/40m0$Build-2</meta:generator>
  </office:meta>
</office:document-meta>
</file>